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202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202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202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202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2020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2018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201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201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201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9112" calcext:value-type="float">
            <text:p>51.5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201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201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200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200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200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2006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200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200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200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200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200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2368" calcext:value-type="float">
            <text:p>47.9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200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836" calcext:value-type="float">
            <text:p>47.8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1998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199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1997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1995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199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199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199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